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af8" officeooo:paragraph-rsid="0001caf8"/>
    </style:style>
    <style:style style:name="P2" style:family="paragraph" style:parent-style-name="Standard">
      <style:text-properties fo:font-weight="bold" officeooo:rsid="0001caf8" officeooo:paragraph-rsid="0001caf8" style:font-weight-asian="bold" style:font-weight-complex="bold"/>
    </style:style>
    <style:style style:name="P3" style:family="paragraph" style:parent-style-name="Standard">
      <style:text-properties fo:font-weight="bold" officeooo:rsid="00031b64" officeooo:paragraph-rsid="00031b64" style:font-weight-asian="bold" style:font-weight-complex="bold"/>
    </style:style>
    <style:style style:name="P4" style:family="paragraph" style:parent-style-name="Standard">
      <style:text-properties fo:font-weight="bold" officeooo:rsid="00031b64" officeooo:paragraph-rsid="00069445" style:font-weight-asian="bold" style:font-weight-complex="bold"/>
    </style:style>
    <style:style style:name="P5" style:family="paragraph" style:parent-style-name="Standard">
      <style:text-properties fo:font-weight="bold" officeooo:rsid="00069445" officeooo:paragraph-rsid="00069445" style:font-weight-asian="bold" style:font-weight-complex="bold"/>
    </style:style>
    <style:style style:name="P6" style:family="paragraph" style:parent-style-name="Standard">
      <style:text-properties fo:font-weight="bold" officeooo:rsid="000a42a8" officeooo:paragraph-rsid="000a42a8" style:font-weight-asian="bold" style:font-weight-complex="bold"/>
    </style:style>
    <style:style style:name="P7" style:family="paragraph" style:parent-style-name="Standard">
      <style:text-properties fo:font-weight="bold" officeooo:rsid="000bd10c" officeooo:paragraph-rsid="000bd10c" style:font-weight-asian="bold" style:font-weight-complex="bold"/>
    </style:style>
    <style:style style:name="P8" style:family="paragraph" style:parent-style-name="Standard">
      <style:text-properties officeooo:rsid="00022244" officeooo:paragraph-rsid="00022244"/>
    </style:style>
    <style:style style:name="P9" style:family="paragraph" style:parent-style-name="Standard">
      <style:text-properties officeooo:rsid="00031b64" officeooo:paragraph-rsid="00069445"/>
    </style:style>
    <style:style style:name="P10" style:family="paragraph" style:parent-style-name="Standard">
      <style:text-properties fo:font-weight="normal" officeooo:rsid="00031b64" officeooo:paragraph-rsid="00031b64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031b64" officeooo:paragraph-rsid="00031b64" style:font-size-asian="15pt" style:font-weight-asian="bold" style:font-size-complex="15pt" style:font-weight-complex="bold"/>
    </style:style>
    <style:style style:name="T1" style:family="text">
      <style:text-properties officeooo:rsid="00022244"/>
    </style:style>
    <style:style style:name="T2" style:family="text">
      <style:text-properties officeooo:rsid="0006944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c514" style:font-weight-asian="normal" style:font-weight-complex="normal"/>
    </style:style>
    <style:style style:name="T5" style:family="text">
      <style:text-properties fo:font-weight="normal" officeooo:rsid="00069445" style:font-weight-asian="normal" style:font-weight-complex="normal"/>
    </style:style>
    <style:style style:name="T6" style:family="text">
      <style:text-properties fo:font-weight="normal" officeooo:rsid="000884a2" style:font-weight-asian="normal" style:font-weight-complex="normal"/>
    </style:style>
    <style:style style:name="T7" style:family="text">
      <style:text-properties fo:font-weight="normal" officeooo:rsid="000bd10c" style:font-weight-asian="normal" style:font-weight-complex="normal"/>
    </style:style>
    <style:style style:name="T8" style:family="text">
      <style:text-properties officeooo:rsid="000da7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pell <text:span text:style-name="T2">&amp; skills </text:span>ideas</text:p>
      <text:p text:style-name="P2">Combat <text:span text:style-name="T2">Spells </text:span></text:p>
      <text:p text:style-name="P1">Fireball</text:p>
      <text:p text:style-name="P1"><text:tab/>Basic fire spell</text:p>
      <text:p text:style-name="P1"><text:tab/>physical dmg</text:p>
      <text:p text:style-name="P1"><text:tab/><text:span text:style-name="T1">Type: fire</text:span></text:p>
      <text:p text:style-name="P1">Healing</text:p>
      <text:p text:style-name="P1"><text:tab/>Basic Healing spell</text:p>
      <text:p text:style-name="P1"><text:tab/><text:span text:style-name="T1">Type: restoration</text:span></text:p>
      <text:p text:style-name="P5">Combat Skills</text:p>
      <text:p text:style-name="P9">Animal-form </text:p>
      <text:p text:style-name="P4"><text:tab/><text:span text:style-name="T4">shape shift</text:span><text:span text:style-name="T3"> to a feral form</text:span></text:p>
      <text:p text:style-name="P4"><text:span text:style-name="T3"><text:tab/></text:span><text:span text:style-name="T5">Unlocks if you are dragon/werewolf?</text:span></text:p>
      <text:p text:style-name="P5"><text:span text:style-name="T3">Resolve</text:span></text:p>
      <text:p text:style-name="P5"><text:span text:style-name="T3"><text:tab/>Restore will health</text:span></text:p>
      <text:p text:style-name="P5"><text:span text:style-name="T3"><text:tab/>Unlocks with willpower </text:span><text:span text:style-name="T6">maybe like 15?</text:span></text:p>
      <text:p text:style-name="P6"><text:span text:style-name="T6">S</text:span><text:span text:style-name="T3">ub-Tease</text:span></text:p>
      <text:p text:style-name="P6"><text:span text:style-name="T3"><text:tab/>A submissive combat style</text:span></text:p>
      <text:p text:style-name="P6"><text:span text:style-name="T3"><text:tab/></text:span><text:span text:style-name="T7">causes opponent to become consumed by lust to dominate you</text:span></text:p>
      <text:p text:style-name="P6"><text:span text:style-name="T3"><text:tab/>unlocks by surrendering enough times?</text:span></text:p>
      <text:p text:style-name="P7"><text:span text:style-name="T3">Drive by</text:span></text:p>
      <text:p text:style-name="P7"><text:span text:style-name="T3"><text:tab/>A child of yours aid you</text:span></text:p>
      <text:p text:style-name="P7"><text:span text:style-name="T3"><text:tab/>unlocks by having plenty adult children, so many that there is a chance one would be near by</text:span></text:p>
      <text:p text:style-name="P3">Non-combat</text:p>
      <text:p text:style-name="P10">Healing</text:p>
      <text:p text:style-name="P10"/>
      <text:p text:style-name="P1"/>
      <text:p text:style-name="P2">Sex</text:p>
      <text:p text:style-name="P1">Inflate</text:p>
      <text:p text:style-name="P1"><text:tab/>Temporary increase size of a body part(mainly sexual ones).</text:p>
      <text:p text:style-name="P1"><text:tab/>Both player and opponent?</text:p>
      <text:p text:style-name="P1"><text:tab/><text:span text:style-name="T1">Type: biomancy </text:span></text:p>
      <text:p text:style-name="P8"><text:span text:style-name="T8">Essence</text:span> strap-on</text:p>
      <text:p text:style-name="P8"><text:tab/>conjure a “dick”</text:p>
      <text:p text:style-name="P8">Moist black hole (Need better name)</text:p>
      <text:p text:style-name="P8"><text:tab/>conjure a “pussy”</text:p>
      <text:p text:style-name="P8"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19-02-18T16:04:03.170000000</dc:date>
    <meta:editing-duration>PT16M37S</meta:editing-duration>
    <meta:editing-cycles>11</meta:editing-cycles>
    <meta:document-statistic meta:table-count="0" meta:image-count="0" meta:object-count="0" meta:page-count="1" meta:paragraph-count="35" meta:word-count="123" meta:character-count="756" meta:non-whitespace-character-count="644"/>
  </office:meta>
</office:document-meta>
</file>